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fo:font-weight="bold" officeooo:rsid="00059e0c" officeooo:paragraph-rsid="00059e0c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fo:font-weight="normal" officeooo:rsid="00059e0c" officeooo:paragraph-rsid="00059e0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weight="normal" officeooo:rsid="0005ea79" officeooo:paragraph-rsid="0005ea7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059e0c" officeooo:paragraph-rsid="00059e0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05ea79" officeooo:paragraph-rsid="0005ea79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05ea79" officeooo:paragraph-rsid="0005ea79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05ea79" officeooo:paragraph-rsid="00071d2c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071d2c" officeooo:paragraph-rsid="00071d2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071d2c" officeooo:paragraph-rsid="00071d2c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normal" officeooo:rsid="00071d2c" officeooo:paragraph-rsid="00071d2c" style:font-size-asian="12.25pt" style:font-weight-asian="normal" style:font-size-complex="14pt" style:font-weight-complex="normal"/>
    </style:style>
    <style:style style:name="T1" style:family="text">
      <style:text-properties officeooo:rsid="0005ea7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71d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base de datos pizzería</text:p>
      <text:p text:style-name="P1"/>
      <text:p text:style-name="P4">Introducción</text:p>
      <text:p text:style-name="P2"/>
      <text:p text:style-name="P2">La toma de comandas en un restaurante es una parte importante en el funcionamiento de un negocio.</text:p>
      <text:p text:style-name="P2">Esta labor si se vuelve más importante cuando las comandas han de ser <text:span text:style-name="T1">las de un pedido de envío a domicilio, por lo que es importante tener una base de datos con la información del cliente para poder acceder a ella a la hora de enviar una entrega a su domicilio.</text:span></text:p>
      <text:p text:style-name="P3"/>
      <text:p text:style-name="P3">También es necesario disponer de una base de datos con el catálogo de productos que están a la venta para su posterior uso en una aplicación de generación de notas de pedido a través de una impresora.</text:p>
      <text:p text:style-name="P3"/>
      <text:p text:style-name="P3">Para ello se pretende desarrollar una base de datos cubra estas necesidades que han surgido en la empresa.</text:p>
      <text:p text:style-name="P3"/>
      <text:p text:style-name="P3"/>
      <text:p text:style-name="P5">Objetivos</text:p>
      <text:p text:style-name="P5"><text:span text:style-name="T2"/></text:p>
      <text:p text:style-name="P5"><text:span text:style-name="T2">Se ha de desarrollar una base de datos que incluya:</text:span></text:p>
      <text:list xml:id="list4471595623294104085" text:style-name="L1">
        <text:list-item>
          <text:p text:style-name="P6"><text:span text:style-name="T2">Datos del cliente</text:span></text:p>
          <text:list>
            <text:list-item>
              <text:p text:style-name="P6"><text:span text:style-name="T2">Número de teléfono</text:span></text:p>
            </text:list-item>
            <text:list-item>
              <text:p text:style-name="P6"><text:span text:style-name="T2">Nombre</text:span></text:p>
            </text:list-item>
            <text:list-item>
              <text:p text:style-name="P6"><text:span text:style-name="T2">Dirección </text:span><text:span text:style-name="T3">habitual</text:span></text:p>
              <text:list>
                <text:list-item>
                  <text:p text:style-name="P6"><text:span text:style-name="T2">Población</text:span></text:p>
                </text:list-item>
                <text:list-item>
                  <text:p text:style-name="P6"><text:span text:style-name="T2">Nombre calle</text:span></text:p>
                </text:list-item>
                <text:list-item>
                  <text:p text:style-name="P6"><text:span text:style-name="T2">Número puerta</text:span></text:p>
                </text:list-item>
                <text:list-item>
                  <text:p text:style-name="P8"><text:span text:style-name="T2">Piso</text:span></text:p>
                </text:list-item>
                <text:list-item>
                  <text:p text:style-name="P8"><text:span text:style-name="T2">Letra</text:span></text:p>
                </text:list-item>
                <text:list-item>
                  <text:p text:style-name="P8"><text:span text:style-name="T2">Otros</text:span></text:p>
                </text:list-item>
              </text:list>
            </text:list-item>
            <text:list-item>
              <text:p text:style-name="P8"><text:span text:style-name="T2">Dirección alternativa</text:span></text:p>
              <text:list>
                <text:list-item>
                  <text:p text:style-name="P7"><text:span text:style-name="T2">Población</text:span></text:p>
                </text:list-item>
                <text:list-item>
                  <text:p text:style-name="P7"><text:span text:style-name="T2">Nombre calle</text:span></text:p>
                </text:list-item>
                <text:list-item>
                  <text:p text:style-name="P7"><text:span text:style-name="T2">Número puerta</text:span></text:p>
                </text:list-item>
                <text:list-item>
                  <text:p text:style-name="P8"><text:span text:style-name="T2">Piso</text:span></text:p>
                </text:list-item>
                <text:list-item>
                  <text:p text:style-name="P8"><text:span text:style-name="T2">Letra</text:span></text:p>
                </text:list-item>
                <text:list-item>
                  <text:p text:style-name="P8"><text:span text:style-name="T2">Otros</text:span></text:p>
                </text:list-item>
              </text:list>
            </text:list-item>
          </text:list>
        </text:list-item>
      </text:list>
      <text:p text:style-name="P9"><text:span text:style-name="T2"/></text:p>
      <text:list xml:id="list183853849173900" text:continue-numbering="true" text:style-name="L1">
        <text:list-item>
          <text:p text:style-name="P10"><text:span text:style-name="T2">Tipo de pizza</text:span></text:p>
          <text:list>
            <text:list-item>
              <text:p text:style-name="P8"><text:span text:style-name="T2">Nombre</text:span></text:p>
            </text:list-item>
            <text:list-item>
              <text:p text:style-name="P8"><text:span text:style-name="T2">Ingredientes</text:span></text:p>
            </text:list-item>
          </text:list>
        </text:list-item>
        <text:list-item>
          <text:p text:style-name="P8"><text:span text:style-name="T2">Tipo de complemento</text:span></text:p>
          <text:list>
            <text:list-item>
              <text:p text:style-name="P8"><text:span text:style-name="T2">Nombre</text:span></text:p>
            </text:list-item>
          </text:list>
        </text:list-item>
        <text:list-item>
          <text:p text:style-name="P8"><text:span text:style-name="T2">Bebida</text:span></text:p>
          <text:list>
            <text:list-item>
              <text:p text:style-name="P8"><text:span text:style-name="T2">Nombre</text:span></text:p>
            </text:list-item>
          </text:list>
        </text:list-item>
        <text:list-item>
          <text:p text:style-name="P8"><text:span text:style-name="T2">Ingredientes disponibles</text:span></text:p>
          <text:list>
            <text:list-item>
              <text:p text:style-name="P8"><text:span text:style-name="T2">Nombr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4T18:08:24.690531840</meta:creation-date>
    <dc:date>2024-10-14T18:38:52.112532527</dc:date>
    <meta:editing-duration>PT7M56S</meta:editing-duration>
    <meta:editing-cycles>1</meta:editing-cycles>
    <meta:document-statistic meta:table-count="0" meta:image-count="0" meta:object-count="0" meta:page-count="2" meta:paragraph-count="34" meta:word-count="207" meta:character-count="1068" meta:non-whitespace-character-count="921"/>
    <meta:generator>LibreOffice/5.1.6.2$Linux_x86 LibreOffice_project/10m0$Build-2</meta:generator>
  </office:meta>
</office:document-meta>
</file>